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111b"/>
    </style:style>
    <style:style style:name="T1" style:family="text">
      <style:text-properties officeooo:rsid="001611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! &quot; # $ % &amp; ' ( ) * + , - . / 0 1 2 3 4 5 6 7 8 9 : ; &lt; = &gt; ? @ [ \ ] ^ _ ` ‘ ’" text:name="LTw_Punctuation"/>
        <text:user-field-decl office:value-type="string" office:string-value="0" text:name="LTw_datafile_count"/>
        <text:user-field-decl office:value-type="string" office:string-value="A" text:name="LTw_column_Word"/>
        <text:user-field-decl office:value-type="string" office:string-value="B" text:name="LTw_column_Correction"/>
        <text:user-field-decl office:value-type="string" office:string-value="C" text:name="LTw_column_Similar Words"/>
        <text:user-field-decl office:value-type="string" office:string-value="D" text:name="LTw_column_Occurrences"/>
        <text:user-field-decl office:value-type="string" office:string-value="E" text:name="LTw_column_Sources"/>
        <text:user-field-decl office:value-type="string" office:string-value="F" text:name="LTw_column_Converted 1"/>
        <text:user-field-decl office:value-type="string" office:string-value="G" text:name="LTw_column_Converted 2"/>
        <text:user-field-decl office:value-type="string" office:string-value="H" text:name="LTw_column_Correct"/>
        <text:user-field-decl office:value-type="string" office:string-value="0" text:name="LTw_MatchLimit"/>
        <text:user-field-decl office:value-type="string" office:string-value="" text:name="LTsp_HasSettings"/>
        <text:user-field-decl office:value-type="string" office:string-value="A" text:name="LTsp_column_Word"/>
        <text:user-field-decl office:value-type="string" office:string-value="B" text:name="LTsp_column_Correction"/>
        <text:user-field-decl office:value-type="string" office:string-value="C" text:name="LTsp_column_Similar Words"/>
        <text:user-field-decl office:value-type="string" office:string-value="D" text:name="LTsp_column_Occurrences"/>
        <text:user-field-decl office:value-type="string" office:string-value="E" text:name="LTsp_column_Sources"/>
        <text:user-field-decl office:value-type="string" office:string-value="F" text:name="LTsp_column_Converted 1"/>
        <text:user-field-decl office:value-type="string" office:string-value="G" text:name="LTsp_column_Converted 2"/>
        <text:user-field-decl office:value-type="string" office:string-value="H" text:name="LTsp_column_Correct"/>
        <text:user-field-decl office:value-type="string" office:string-value="\tx \mb" text:name="LTsp_SFM_Markers"/>
        <text:user-field-decl office:value-type="string" office:string-value="! &quot; # $ % &amp; ' ( ) * + , - . / 0 1 2 3 4 5 6 7 8 9 : ; &lt; = &gt; ? @ [ \ ] ^ _ ` ‘ ’" text:name="LTsp_Punctuation"/>
        <text:user-field-decl office:value-type="string" office:string-value="/home/jkornelsen/Documents/goodList3.ods" text:name="LTsp_WordListFile"/>
        <text:user-field-decl office:value-type="string" office:string-value="WholeDoc" text:name="LTsp_WhichScope"/>
        <text:user-field-decl office:value-type="string" office:string-value="" text:name="LTsp_ParaStyle"/>
        <text:user-field-decl office:value-type="string" office:string-value="" text:name="LTsp_CharStyle"/>
        <text:user-field-decl office:value-type="string" office:string-value="" text:name="LTsp_Font"/>
        <text:user-field-decl office:value-type="string" office:string-value="-ing&#10;-ed" text:name="LTsp_Affixes"/>
        <text:user-field-decl office:value-type="string" office:string-value="0" text:name="LTsp_MatchCase"/>
        <text:user-field-decl office:value-type="string" office:string-value="0" text:name="LTsp_MatchLimit"/>
        <text:user-field-decl office:value-type="string" office:string-value="SpellCheck" text:name="LTsp_WhichTask"/>
      </text:user-field-decls>
      <text:p text:style-name="P1"><text:span text:style-name="T1">My dog is running and jumping.</text:span></text:p>
      <text:p text:style-name="P1"><text:span text:style-name="T1">Now he can jump.</text:span></text:p>
      <text:p text:style-name="P1"><text:span text:style-name="T1">Yesterday he jumped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3-03-25T13:43:48</meta:creation-date>
    <dc:date>2013-03-25T14:23:53</dc:date>
    <dc:creator>Jim Kornelsen</dc:creator>
    <meta:editing-duration>PT39M25S</meta:editing-duration>
    <meta:editing-cycles>3</meta:editing-cycles>
    <meta:generator>LibreOffice/4.0.1.2$Linux_x86 LibreOffice_project/400m0$Build-2</meta:generator>
    <meta:document-statistic meta:table-count="0" meta:image-count="0" meta:object-count="0" meta:page-count="1" meta:paragraph-count="3" meta:word-count="13" meta:character-count="66" meta:non-whitespace-character-count="56"/>
  </office:meta>
</office:document-meta>
</file>